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1fe53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paragraph-rsid="001fe53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1fe53a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1fe6e1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2pt" officeooo:paragraph-rsid="001fe53a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1fe6e1" style:font-size-asian="10.5pt" style:font-size-complex="12pt"/>
    </style:style>
    <style:style style:name="P8" style:family="paragraph" style:parent-style-name="Standard">
      <style:paragraph-properties fo:text-align="start" style:justify-single-word="false" fo:break-before="page"/>
      <style:text-properties fo:font-size="14pt" officeooo:paragraph-rsid="001fe53a" style:font-size-asian="14pt" style:font-size-complex="14pt"/>
    </style:style>
    <style:style style:name="T1" style:family="text">
      <style:text-properties officeooo:rsid="001fe53a"/>
    </style:style>
    <style:style style:name="T2" style:family="text">
      <style:text-properties fo:font-size="12pt" officeooo:rsid="001fe53a" style:font-size-asian="10.5pt" style:font-size-complex="12pt"/>
    </style:style>
    <style:style style:name="T3" style:family="text">
      <style:text-properties fo:font-size="12pt" officeooo:rsid="001fe6e1" style:font-size-asian="10.5pt" style:font-size-complex="12pt"/>
    </style:style>
    <style:style style:name="T4" style:family="text">
      <style:text-properties fo:font-size="12pt" officeooo:rsid="0021ab41" style:font-size-asian="10.5pt" style:font-size-complex="12pt"/>
    </style:style>
    <style:style style:name="T5" style:family="text">
      <style:text-properties officeooo:rsid="001fe6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Bryan Turek</text:span></text:p>
      <text:p text:style-name="P2"><text:span text:style-name="T1"/></text:p>
      <text:p text:style-name="P2"><text:span text:style-name="T1">-</text:span></text:p>
      <text:p text:style-name="P2"><text:span text:style-name="T1"/></text:p>
      <text:p text:style-name="P2"><text:span text:style-name="T1">Experiment #1 – Introduction to soldering</text:span></text:p>
      <text:p text:style-name="P2"><text:span text:style-name="T1">CPE 311 S-001</text:span></text:p>
      <text:p text:style-name="P2"><text:span text:style-name="T1"/></text:p>
      <text:p text:style-name="P2"><text:span text:style-name="T1">Lab Partner: Tyler Durham</text:span></text:p>
      <text:p text:style-name="P2"><text:span text:style-name="T1"/></text:p>
      <text:p text:style-name="P2"><text:span text:style-name="T1">-</text:span></text:p>
      <text:p text:style-name="P2"><text:span text:style-name="T1"/></text:p>
      <text:p text:style-name="P2"><text:span text:style-name="T1">08/22/2013</text:span></text:p>
      <text:p text:style-name="P8"><text:span text:style-name="T1">Introduction:</text:span></text:p>
      <text:p text:style-name="P3"><text:span text:style-name="T1"/></text:p>
      <text:p text:style-name="P3"><text:span text:style-name="T1"><text:tab/></text:span><text:span text:style-name="T2">The purpose of this lab experiment is to introduce students to basic soldering techniques. Students learned various type of soldering material and how to properly solder a joint to ensure a clean connection.</text:span></text:p>
      <text:p text:style-name="P3"><text:span text:style-name="T2"/></text:p>
      <text:p text:style-name="P4"><text:span text:style-name="T1">Exercise 1:</text:span></text:p>
      <text:p text:style-name="P4"><text:span text:style-name="T1"/></text:p>
      <text:p text:style-name="P4"><text:span text:style-name="T2">Experiment:<text:tab/>In the first exercise we learned how different soldering material could require different <text:tab/><text:tab/><text:tab/>temperatures to heat and transform into a malleable liquid. This allowed us to understand <text:tab/><text:tab/>the exact minerals used in the process and how to properly handle the material. The <text:tab/><text:tab/><text:tab/>material we used in this experiment required a temperature around 370 degrees <text:tab/><text:tab/><text:tab/><text:tab/>Fahrenheit.</text:span></text:p>
      <text:p text:style-name="P4"><text:span text:style-name="T2"/></text:p>
      <text:p text:style-name="P4"><text:span text:style-name="T2">Results:<text:tab/>Because the required temperature to melt the solder was around 370 degrees Farenheit,</text:span></text:p>
      <text:p text:style-name="P4"><text:span text:style-name="T2"><text:tab/><text:tab/>we rose the temperature to about 580 to ensure the solder would melt a little quicker.</text:span></text:p>
      <text:p text:style-name="P4"><text:span text:style-name="T2"/></text:p>
      <text:p text:style-name="P4"><text:span text:style-name="T1">Exercise 2:</text:span></text:p>
      <text:p text:style-name="P4"><text:span text:style-name="T1"/></text:p>
      <text:p text:style-name="P6"><text:span text:style-name="T1">Experiment:<text:tab/>In this exercise we learned how to properly prepare a soldering iron for use in a clean <text:tab/><text:tab/><text:tab/>soldering experiment.</text:span></text:p>
      <text:p text:style-name="P6"><text:span text:style-name="T1"/></text:p>
      <text:p text:style-name="P6"><text:span text:style-name="T1">Results:<text:tab/>We learned that to properly prepare a soldering iron we needed to heat to the correct<text:tab/><text:tab/><text:tab/></text:span><text:span text:style-name="T5">t</text:span><text:span text:style-name="T1">emperature, then coat the tip of the iron in solder to allow for easier soldering, and then <text:tab/><text:tab/>cleaning the iron so that it can be used properly again.</text:span></text:p>
      <text:p text:style-name="P6"><text:span text:style-name="T1"/></text:p>
      <text:p text:style-name="P4"><text:span text:style-name="T1">Exercise 3:</text:span></text:p>
      <text:p text:style-name="P4"><text:span text:style-name="T1"/></text:p>
      <text:p text:style-name="P6"><text:span text:style-name="T1">Experiment:<text:tab/></text:span><text:span text:style-name="T5">This experiment taught us how to use the techniques learned in the previous experiments <text:tab/><text:tab/>to use in actual hands on soldering.</text:span></text:p>
      <text:p text:style-name="P6"><text:span text:style-name="T5"/></text:p>
      <text:p text:style-name="P7"><text:span text:style-name="T5">Results:<text:tab/>We produced a clean solder by coating the tip of the iron in solder material and connect <text:tab/><text:tab/><text:tab/>the solder to the joint that we want to solder. We then applied a small amount of solder to <text:tab/><text:tab/>the iron and the joint. The solder then moved freely around the lead and the board when <text:tab/><text:tab/><text:tab/>it reached the correct temperature. Once it was completely coated we knew that we were <text:tab/><text:tab/>done.</text:span></text:p>
      <text:p text:style-name="P7"><text:span text:style-name="T5"/></text:p>
      <text:p text:style-name="P5"><text:span text:style-name="T5">Exercise 4:</text:span></text:p>
      <text:p text:style-name="P5"><text:span text:style-name="T5"/></text:p>
      <text:p text:style-name="P7"><text:span text:style-name="T5">Experiment:<text:tab/>This experiment prepared us for de-soldering techniques using a vacuum pump and a <text:tab/><text:tab/><text:tab/>soldering wick.</text:span></text:p>
      <text:p text:style-name="P7"><text:span text:style-name="T5"/></text:p>
      <text:p text:style-name="P7"><text:span text:style-name="T5">Results:<text:tab/>The vacuum pump allowed for quick de-soldering by heating up the solder and releasing <text:tab/><text:tab/>the pump to quickly pull the solder material up. The soldering wick required a little <text:tab/><text:tab/><text:tab/>finesse, it allowed us to heat up the solder and remove small amounts of it at a time by <text:tab/><text:tab/><text:tab/>soaking into the wick.</text:span></text:p>
      <text:p text:style-name="P7"><text:span text:style-name="T5"/></text:p>
      <text:p text:style-name="P5"><text:soft-page-break/><text:span text:style-name="T5">Conclusion:</text:span></text:p>
      <text:p text:style-name="P5"><text:span text:style-name="T5"/></text:p>
      <text:p text:style-name="P5"><text:span text:style-name="T5"><text:tab/></text:span><text:span text:style-name="T3">In this lab we learned the basics of solder, soldering requirements and soldering techniques as well as de-soldering techniques. </text:span><text:span text:style-name="T4">I learned how to solder properly and thought that this lab really helped me understand the caveats of solder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an </meta:initial-creator>
    <meta:creation-date>2013-08-29T09:32:31</meta:creation-date>
    <dc:date>2013-08-29T10:01:22</dc:date>
    <dc:creator>Bryan </dc:creator>
    <meta:editing-duration>PT13M31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3" meta:paragraph-count="24" meta:word-count="411" meta:character-count="2481" meta:non-whitespace-character-count="2048"/>
  </office:meta>
</office:document-meta>
</file>